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b6c" officeooo:paragraph-rsid="0013c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ments:</text:p>
      <text:p text:style-name="P1">Url to moodle:<text:a xlink:type="simple" xlink:href="https://moodle.nntc.nnov.ru/pluginfile.php/115058/mod_resource/content/1/Аналитика.%20Перевод%20баллов%20в%20оценки.pdf" text:style-name="Internet_20_link" text:visited-style-name="Visited_20_Internet_20_Link">https://moodle.nntc.nnov.ru/pluginfile.php/115058/mod_resource/content/1/%D0%90%D0%BD%D0%B0%D0%BB%D0%B8%D1%82%D0%B8%D0%BA%D0%B0.%20%D0%9F%D0%B5%D1%80%D0%B5%D0%B2%D0%BE%D0%B4%20%D0%B1%D0%B0%D0%BB%D0%BB%D0%BE%D0%B2%20%D0%B2%20%D0%BE%D1%86%D0%B5%D0%BD%D0%BA%D0%B8.pdf</text:a></text:p>
      <text:p text:style-name="P1"/>
      <text:p text:style-name="P1">To reproduce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09:31:54.924569560</meta:creation-date>
    <dc:date>2022-05-16T21:47:53.901300921</dc:date>
    <meta:editing-duration>PT11H39M34S</meta:editing-duration>
    <meta:editing-cycles>1</meta:editing-cycles>
    <meta:document-statistic meta:table-count="0" meta:image-count="0" meta:object-count="0" meta:page-count="1" meta:paragraph-count="3" meta:word-count="6" meta:character-count="303" meta:non-whitespace-character-count="300"/>
    <meta:generator>LibreOffice/7.3.2.2$Linux_X86_64 LibreOffice_project/30$Build-2</meta:generator>
  </office:meta>
</office:document-meta>
</file>